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50000003E42774F169013C373.png" manifest:media-type="image/png"/>
  <manifest:file-entry manifest:full-path="Pictures/10000201000002B800000038BD31A4009E04DEAD.png" manifest:media-type="image/png"/>
  <manifest:file-entry manifest:full-path="Pictures/10000201000001880000003892A72B85A69763A4.png" manifest:media-type="image/png"/>
  <manifest:file-entry manifest:full-path="Pictures/100002010000022C0000003ED815B126C51A5BE8.png" manifest:media-type="image/png"/>
  <manifest:file-entry manifest:full-path="Pictures/10000201000001C200000043BCF2D5456CA64656.png" manifest:media-type="image/png"/>
  <manifest:file-entry manifest:full-path="Pictures/10000201000000850000001F232D2DDF7F28CCDC.png" manifest:media-type="image/png"/>
  <manifest:file-entry manifest:full-path="Pictures/10000201000000A00000003E2A3C124BC86941E0.png" manifest:media-type="image/png"/>
  <manifest:file-entry manifest:full-path="Pictures/1000020100000041000000194CF19A79E5AE298A.png" manifest:media-type="image/png"/>
  <manifest:file-entry manifest:full-path="Pictures/10000201000000730000001D5B8E4151F846846F.png" manifest:media-type="image/png"/>
  <manifest:file-entry manifest:full-path="Pictures/100002010000012800000036A4A46318751A6B1C.png" manifest:media-type="image/png"/>
  <manifest:file-entry manifest:full-path="Pictures/100002010000011300000041505BF71772BD1787.png" manifest:media-type="image/png"/>
  <manifest:file-entry manifest:full-path="Pictures/10000201000000DD0000001D3C43B013A5588EA9.png" manifest:media-type="image/png"/>
  <manifest:file-entry manifest:full-path="Pictures/10000201000000A20000003EF5FD33A945B0A26B.png" manifest:media-type="image/png"/>
  <manifest:file-entry manifest:full-path="Pictures/100002010000012600000032BDC83270900455BE.png" manifest:media-type="image/png"/>
  <manifest:file-entry manifest:full-path="Pictures/10000201000000E90000004762F2F9F4F30A710C.png" manifest:media-type="image/png"/>
  <manifest:file-entry manifest:full-path="Pictures/10000201000000960000001FD81835E7EBF908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top="0.406cm" fo:margin-bottom="0cm" fo:text-align="start"/>
    </style:style>
    <style:style style:name="P3" style:family="paragraph">
      <loext:graphic-properties draw:fill-color="#ffffff"/>
      <style:paragraph-properties fo:margin-top="0.406cm" fo:margin-bottom="0cm" fo:text-align="start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1.118cm" fo:margin-bottom="0cm"/>
      <style:text-properties fo:font-size="18pt" style:font-size-asian="18pt" style:font-size-complex="18pt"/>
    </style:style>
    <style:style style:name="P8" style:family="paragraph">
      <style:paragraph-properties fo:margin-top="0cm" fo:margin-bottom="0cm"/>
      <style:text-properties fo:font-size="18pt" style:font-size-asian="18pt" style:font-size-complex="18pt"/>
    </style:style>
    <style:style style:name="P9" style:family="paragraph">
      <style:paragraph-properties fo:margin-top="0.152cm" fo:margin-bottom="0cm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ction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Investigation of the dynamic contact angle in a small capillary</text:span></text:p>
              </text:list-item>
              <text:list-item>
                <text:p text:style-name="P2"><text:span text:style-name="T2">Measurement of the contact line height, contact angle and pressure in the tank over time when a pressure step is given</text:span></text:p>
              </text:list-item>
              <text:list-item>
                <text:p text:style-name="P2"><text:span text:style-name="T2">Derivation of an ordinary differential equation (ODE) from a model</text:span></text:p>
              </text:list-item>
              <text:list-item>
                <text:p text:style-name="P2"><text:span text:style-name="T2">Start by taking the momentum equation</text:span></text:p>
              </text:list-item>
              <text:list-item>
                <text:p text:style-name="P2"><text:span text:style-name="T2">Comparison with the model given by Levi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Sketch of the experi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erivation of the ODE (1/4)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tart with the momentum equation</text:span></text:p>
                <text:p><text:span text:style-name="T2"/></text:p>
                <text:p><text:span text:style-name="T2"/></text:p>
              </text:list-item>
              <text:list-item>
                <text:p><text:span text:style-name="T2">Assuming symmetry and a flow only along the height </text:span></text:p>
                <text:p><text:span text:style-name="T2"/></text:p>
                <text:p><text:span text:style-name="T2"/></text:p>
                <text:p><text:span text:style-name="T2">wher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4"/>Is the mass of the column</text:span></text:p>
              </text:list-item>
              <text:list-item>
                <text:p><text:span text:style-name="T2">The Forces can be written as follows</text:span></text:p>
                <text:p><text:span text:style-name="T2"/></text:p>
              </text:list-item>
            </text:list>
          </draw:text-box>
        </draw:frame>
        <draw:frame draw:style-name="gr2" draw:text-style-name="P6" draw:layer="layout" svg:width="3.042cm" svg:height="0.766cm" svg:x="4.526cm" svg:y="10.822cm">
          <draw:image xlink:href="Pictures/10000201000000730000001D5B8E4151F846846F.png" xlink:type="simple" xlink:show="embed" xlink:actuate="onLoad">
            <text:p/>
          </draw:image>
        </draw:frame>
        <draw:frame draw:style-name="gr2" draw:text-style-name="P6" draw:layer="layout" svg:width="4.232cm" svg:height="1.639cm" svg:x="2.659cm" svg:y="5.096cm">
          <draw:image xlink:href="Pictures/10000201000000A00000003E2A3C124BC86941E0.png" xlink:type="simple" xlink:show="embed" xlink:actuate="onLoad">
            <text:p/>
          </draw:image>
        </draw:frame>
        <draw:frame draw:style-name="gr2" draw:text-style-name="P6" draw:layer="layout" svg:width="4.285cm" svg:height="1.639cm" svg:x="2.732cm" svg:y="8.496cm">
          <draw:image xlink:href="Pictures/10000201000000A20000003EF5FD33A945B0A26B.png" xlink:type="simple" xlink:show="embed" xlink:actuate="onLoad">
            <text:p/>
          </draw:image>
        </draw:frame>
        <draw:frame draw:style-name="gr2" draw:text-style-name="P6" draw:layer="layout" svg:width="7.778cm" svg:height="1.322cm" svg:x="2.586cm" svg:y="13.255cm">
          <draw:image xlink:href="Pictures/100002010000012600000032BDC83270900455B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\frac{\text{d}}{\text{dt}}\left(m \dot{\vec{v}}\right) = \sum_i \vec{F_i}</text:p>
              <text:p>\frac{\text{d}}{\text{dt}}\left(m \dot{h}\right) = \sum_i {F_i}</text:p>
              <text:p>m = \rho L \delta h</text:p>
              <text:p>\sum_i F_i = F_{St} + F_{g} + F_{\Delta p}+ F_{visc}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rivation of the ODE (2/4)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first three can be written without further derivation as</text:span></text:p>
                <text:p><text:span text:style-name="T2"><text:s text:c="34"/></text:span><text:span text:style-name="T2">, the force due to surface tension</text:span></text:p>
                <text:p><text:span text:style-name="T2"><text:s text:c="23"/></text:span><text:span text:style-name="T2">, the force due to gravity</text:span></text:p>
                <text:p><text:span text:style-name="T2"><text:s text:c="21"/></text:span><text:span text:style-name="T2">, the force due to the given pressure difference</text:span></text:p>
              </text:list-item>
              <text:list-item>
                <text:p><text:span text:style-name="T2">The viscous term requires a closer look</text:span></text:p>
              </text:list-item>
              <text:list-item>
                <text:p><text:span text:style-name="T2">Assume a Poiseuille flow in a rectangular channel</text:span></text:p>
              </text:list-item>
              <text:list-item>
                <text:p><text:span text:style-name="T2">Neglecting the extension of the profile into the x we get the profile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6" draw:layer="layout" svg:width="5.846cm" svg:height="0.766cm" svg:x="2.696cm" svg:y="4.93cm">
          <draw:image xlink:href="Pictures/10000201000000DD0000001D3C43B013A5588EA9.png" xlink:type="simple" xlink:show="embed" xlink:actuate="onLoad">
            <text:p/>
          </draw:image>
        </draw:frame>
        <draw:frame draw:style-name="gr2" draw:text-style-name="P6" draw:layer="layout" svg:width="3.968cm" svg:height="0.819cm" svg:x="2.691cm" svg:y="6.006cm">
          <draw:image xlink:href="Pictures/10000201000000960000001FD81835E7EBF90822.png" xlink:type="simple" xlink:show="embed" xlink:actuate="onLoad">
            <text:p/>
          </draw:image>
        </draw:frame>
        <draw:frame draw:style-name="gr2" draw:text-style-name="P6" draw:layer="layout" svg:width="3.518cm" svg:height="0.819cm" svg:x="2.712cm" svg:y="7.309cm">
          <draw:image xlink:href="Pictures/10000201000000850000001F232D2DDF7F28CCDC.png" xlink:type="simple" xlink:show="embed" xlink:actuate="onLoad">
            <text:p/>
          </draw:image>
        </draw:frame>
        <draw:frame draw:style-name="gr2" draw:text-style-name="P6" draw:layer="layout" svg:width="7.275cm" svg:height="1.719cm" svg:x="2.937cm" svg:y="11.956cm">
          <draw:image xlink:href="Pictures/100002010000011300000041505BF71772BD178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F_{St} = 2 \sigma (\delta + L) \text{cos}\Theta</text:p>
              <text:p>F_g = - \delta L h \rho g</text:p>
              <text:p>F_{\Delta p} = \Delta p \delta L</text:p>
              <text:p>u(y) = u_\text{max} \left(1 - \frac{y^2}{(\delta/2)^2}\right)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rivation of the ODE (3/4)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We can express this as a term of the mean velocity by integrating</text:span></text:p>
                <text:p><text:span text:style-name="T2"/></text:p>
                <text:p><text:span text:style-name="T2"/></text:p>
              </text:list-item>
              <text:list-item>
                <text:p><text:span text:style-name="T2">The mean velocity can be roughly estimated as the velocity of the fluid</text:span></text:p>
              </text:list-item>
              <text:list-item>
                <text:p><text:span text:style-name="T2">Now we can calculate the wall shear stress</text:span></text:p>
                <text:p><text:span text:style-name="T2"/></text:p>
                <text:p><text:span text:style-name="T2"/></text:p>
              </text:list-item>
              <text:list-item>
                <text:p><text:span text:style-name="T2">And the resulting force</text:span></text:p>
              </text:list-item>
            </text:list>
          </draw:text-box>
        </draw:frame>
        <draw:frame draw:style-name="gr2" draw:text-style-name="P6" draw:layer="layout" svg:width="11.905cm" svg:height="1.772cm" svg:x="3.122cm" svg:y="4.93cm">
          <draw:image xlink:href="Pictures/10000201000001C200000043BCF2D5456CA64656.png" xlink:type="simple" xlink:show="embed" xlink:actuate="onLoad">
            <text:p/>
          </draw:image>
        </draw:frame>
        <draw:frame draw:style-name="gr2" draw:text-style-name="P6" draw:layer="layout" svg:width="1.719cm" svg:height="0.66cm" svg:x="22.619cm" svg:y="7.214cm">
          <draw:image xlink:href="Pictures/1000020100000041000000194CF19A79E5AE298A.png" xlink:type="simple" xlink:show="embed" xlink:actuate="onLoad">
            <text:p/>
          </draw:image>
        </draw:frame>
        <draw:frame draw:style-name="gr2" draw:text-style-name="P6" draw:layer="layout" svg:width="6.164cm" svg:height="1.878cm" svg:x="3.15cm" svg:y="9.598cm">
          <draw:image xlink:href="Pictures/10000201000000E90000004762F2F9F4F30A710C.png" xlink:type="simple" xlink:show="embed" xlink:actuate="onLoad">
            <text:p/>
          </draw:image>
        </draw:frame>
        <draw:frame draw:style-name="gr2" draw:text-style-name="P6" draw:layer="layout" svg:width="10.371cm" svg:height="1.481cm" svg:x="3.183cm" svg:y="13.151cm">
          <draw:image xlink:href="Pictures/10000201000001880000003892A72B85A69763A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\bar{u} = \frac{1}{\delta} <text:s/>\int_{-\delta/2}^{\delta/2} u_\text{max} \left(1 - \frac{y^2}{(\delta/2)^2}\right) \text{d}y = \frac{2}{3} u_\text{max}</text:p>
              <text:p>\bar{u} \approx \dot{h}</text:p>
              <text:p>\tau = \mu \frac{\text{d}u}{\text{d}y} \bigg\rvert_{\delta/2} <text:s/>= - 6 \frac{\mu \dot{h}}{\delta}</text:p>
              <text:p>F_\text{visc} = 2 (L+\delta) h \tau <text:s/>= - 12 \frac{(L + \delta) \mu}{\delta} h\dot{h}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rivation of the ODE (4/4)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he inertia term can be written as</text:span></text:p>
                <text:p><text:span text:style-name="T2"/></text:p>
                <text:p><text:span text:style-name="T2"/></text:p>
              </text:list-item>
              <text:list-item>
                <text:p><text:span text:style-name="T2">Everything together yields the desired ODE</text:span></text:p>
                <text:p><text:span text:style-name="T2"/></text:p>
              </text:list-item>
              <text:list-item>
                <text:p><text:span text:style-name="T2">Eliminating the prefactor and rearranging yields</text:span></text:p>
                <text:p><text:span text:style-name="T2"/></text:p>
              </text:list-item>
            </text:list>
          </draw:text-box>
        </draw:frame>
        <draw:frame draw:style-name="gr2" draw:text-style-name="P6" draw:layer="layout" svg:width="7.831cm" svg:height="1.428cm" svg:x="3.183cm" svg:y="5.114cm">
          <draw:image xlink:href="Pictures/100002010000012800000036A4A46318751A6B1C.png" xlink:type="simple" xlink:show="embed" xlink:actuate="onLoad">
            <text:p/>
          </draw:image>
        </draw:frame>
        <draw:frame draw:style-name="gr2" draw:text-style-name="P6" draw:layer="layout" svg:width="18.414cm" svg:height="1.481cm" svg:x="3.164cm" svg:y="8.125cm">
          <draw:image xlink:href="Pictures/10000201000002B800000038BD31A4009E04DEAD.png" xlink:type="simple" xlink:show="embed" xlink:actuate="onLoad">
            <text:p/>
          </draw:image>
        </draw:frame>
        <draw:frame draw:style-name="gr2" draw:text-style-name="P6" draw:layer="layout" svg:width="14.71cm" svg:height="1.639cm" svg:x="3.202cm" svg:y="11.092cm">
          <draw:image xlink:href="Pictures/100002010000022C0000003ED815B126C51A5BE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\frac{\text{d}}{\text{dt}}\left(\rho L \delta h \dot{h}\right) = \rho L \delta \left(\dot{h}^2 + \ddot{h}h\right)</text:p>
              <text:p>\rho L \delta \left(\dot{h}^2 + \ddot{h}h\right) = 2(L + \delta) \sigma \text{cos}\Theta <text:s/>+ \Delta p L \delta - \rho g L \delta h - 12 \frac{\mu (L + \delta)}{\delta} \dot{h}{h}</text:p>
              <text:p>\ddot{h}h + \dot{h}^2 + g h + 12 \frac{\mu (L + \delta)}{\rho \delta^2 L} \dot{h}{h} = \frac{2(L + \delta) \sigma}{\rho L \delta} \text{cos}\Theta <text:s/>+ \frac{\Delta p}{\rho}</text:p>
            </draw:text-box>
          </draw:frame>
        </presentation:notes>
      </draw:page>
      <draw:page draw:name="page7" draw:style-name="dp3" draw:master-page-name="Default" presentation:presentation-page-layout-name="AL2T1" xml:id="id1" draw:id="i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omparison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Levine model for a circular tube</text:span></text:p>
                <text:p text:style-name="P5"><text:span text:style-name="T2"/></text:p>
              </text:list-item>
              <text:list-item>
                <text:p text:style-name="P7"><text:span text:style-name="T2">Own derivation for a rectangular channel</text:span></text:p>
                <text:p text:style-name="P8"><text:span text:style-name="T2"/></text:p>
                <text:p text:style-name="P9"><text:span text:style-name="T2"/></text:p>
              </text:list-item>
              <text:list-item>
                <text:p text:style-name="P5"><text:span text:style-name="T2">The Levine model considers pressure losses at the inlet</text:span></text:p>
              </text:list-item>
              <text:list-item>
                <text:p text:style-name="P5"><text:span text:style-name="T2">Differences can be made up for by using corrective factors for some coefficients</text:span></text:p>
              </text:list-item>
            </text:list>
          </draw:text-box>
        </draw:frame>
        <draw:frame draw:style-name="gr2" draw:text-style-name="P6" draw:layer="layout" svg:width="18.414cm" svg:height="1.481cm" svg:x="2.668cm" svg:y="7.601cm">
          <draw:image xlink:href="Pictures/10000201000002B800000038BD31A4009E04DEAD.png" xlink:type="simple" xlink:show="embed" xlink:actuate="onLoad">
            <text:p/>
          </draw:image>
        </draw:frame>
        <draw:frame draw:style-name="gr3" draw:text-style-name="P10" draw:layer="layout" svg:width="19.181cm" svg:height="1.639cm" svg:x="2.409cm" svg:y="4.857cm">
          <draw:image xlink:href="Pictures/10000201000002D50000003E42774F169013C37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\rho R^2 \left(h + \frac{37}{36}R\right) \ddot{h} = 2R \sigma \text{cos}\Theta - 8 \mu h \dot{h} - \rho R^2 g h - \frac{1}{2} \rho R^2 \left(\frac{7}{3} \dot{h}^2 + \frac{4 \mu}{\rho a} \dot{h} \right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2T11:06:17.914389429</meta:creation-date>
    <dc:date>2020-09-22T14:05:57.703298043</dc:date>
    <meta:editing-duration>PT21M1S</meta:editing-duration>
    <meta:editing-cycles>2</meta:editing-cycles>
    <meta:generator>LibreOffice/6.0.4.2$Linux_X86_64 LibreOffice_project/00$Build-2</meta:generator>
    <meta:document-statistic meta:object-count="65"/>
  </office:meta>
</office:document-meta>
</file>